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tab/><text:tab/><text:tab/><text:tab/><text:tab/><text:tab/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aume durupt</meta:initial-creator>
    <dc:creator>guillaume durupt</dc:creator>
    <meta:creation-date>2021-03-06T18:11:00Z</meta:creation-date>
    <dc:date>2021-03-06T18:12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10" meta:row-count="1" meta:non-whitespace-character-count="10"/>
  </office:meta>
</office:document-meta>
</file>